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7a4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7a4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7a4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7a4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7a4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7a4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7a4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7a4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7a4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7a4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7a4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7a4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7a4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7a4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7a4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7a4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7a4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a Gabriela Hernández Franc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8/2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3813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eidy Ana Franc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5635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6.8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4" meta:non-whitespace-character-count="988"/>
    <meta:template xlink:type="simple" xlink:actuate="onRequest" xlink:title="Normal" xlink:href=""/>
  </office:meta>
</office:document-meta>
</file>